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0000001E024F94763.jpg" manifest:media-type=""/>
  <manifest:file-entry manifest:full-path="Pictures/1000000000000370000002471C817A4A.jpg" manifest:media-type=""/>
  <manifest:file-entry manifest:full-path="Pictures/1000000000000280000001E09818633B.jpg" manifest:media-type=""/>
  <manifest:file-entry manifest:full-path="Pictures/100002010000013E000000EFAE57E20D.png" manifest:media-type=""/>
  <manifest:file-entry manifest:full-path="Pictures/100002010000041F000000E4F885D0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124cm" draw:shadow-offset-y="0.12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4a7ebb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 draw:shadow="visible" draw:shadow-offset-x="0.124cm" draw:shadow-offset-y="0.124cm" draw:shadow-color="#000000" draw:shadow-opacity="40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 draw:shadow="visible" draw:shadow-offset-x="0.124cm" draw:shadow-offset-y="0.124cm" draw:shadow-color="#000000" draw:shadow-opacity="40%"/>
    </style:style>
    <style:style style:name="gr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80808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3" draw:style-name="gr1" draw:text-style-name="P2" xml:id="id11" draw:id="id11" draw:layer="layout" svg:width="5.913cm" svg:height="0.674cm" svg:x="19.441cm" svg:y="18.337cm">
          <text:p text:style-name="P1"><text:span text:style-name="T1">16-385 Computer Vision, Scott Mart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xml:id="id1" draw:id="id1" draw:layer="layout" svg:width="5.989cm" svg:height="1.267cm" svg:x="2.351cm" svg:y="0.27cm">
          <text:p text:style-name="P3"><text:span text:style-name="T2">NERF Stampe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4" xml:id="id3" draw:id="id3" draw:layer="layout" svg:width="10.159cm" svg:height="6.729cm" svg:x="14.605cm" svg:y="1.693cm">
          <draw:image xlink:href="Pictures/1000000000000370000002471C817A4A.jpg" xlink:type="simple" xlink:show="embed" xlink:actuate="onLoad">
            <text:p/>
          </draw:image>
        </draw:frame>
        <draw:frame draw:name="Picture 5" draw:style-name="gr3" draw:text-style-name="P4" xml:id="id6" draw:id="id6" draw:layer="layout" svg:width="12.709cm" svg:height="2.746cm" svg:x="0.423cm" svg:y="10.384cm">
          <draw:image xlink:href="Pictures/100002010000041F000000E4F885D00E.png" xlink:type="simple" xlink:show="embed" xlink:actuate="onLoad">
            <text:p/>
          </draw:image>
        </draw:frame>
        <draw:frame draw:name="Picture 6" draw:style-name="gr3" draw:text-style-name="P4" xml:id="id7" draw:id="id7" draw:layer="layout" svg:width="6.123cm" svg:height="4.601cm" svg:x="0.655cm" svg:y="13.522cm">
          <draw:image xlink:href="Pictures/100002010000013E000000EFAE57E20D.png" xlink:type="simple" xlink:show="embed" xlink:actuate="onLoad">
            <text:p/>
          </draw:image>
        </draw:frame>
        <draw:frame draw:name="Picture 2" draw:style-name="gr4" draw:text-style-name="P4" xml:id="id12" draw:id="id12" draw:layer="layout" svg:width="9.724cm" svg:height="7.293cm" svg:x="14.85cm" svg:y="10.922cm">
          <draw:image xlink:href="Pictures/1000000000000280000001E024F94763.jpg" xlink:type="simple" xlink:show="embed" xlink:actuate="onLoad">
            <text:p/>
          </draw:image>
        </draw:frame>
        <draw:frame draw:name="Picture 8" draw:style-name="gr4" draw:text-style-name="P4" xml:id="id2" draw:id="id2" draw:layer="layout" svg:width="8.974cm" svg:height="6.73cm" svg:x="0.858cm" svg:y="1.553cm">
          <draw:image xlink:href="Pictures/1000000000000280000001E09818633B.jpg" xlink:type="simple" xlink:show="embed" xlink:actuate="onLoad">
            <text:p/>
          </draw:image>
        </draw:frame>
        <draw:custom-shape draw:name="Right Arrow 9" draw:style-name="gr5" draw:text-style-name="P2" xml:id="id4" draw:id="id4" draw:layer="layout" svg:width="2.717cm" svg:height="1.345cm" svg:x="11.464cm" svg:y="4.58cm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7" draw:style-name="gr6" draw:text-style-name="P2" xml:id="id8" draw:id="id8" draw:layer="layout" svg:width="2.717cm" svg:height="1.345cm" draw:transform="rotate (-2.47156075374917) translate (13.758cm 8.463cm)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8" draw:style-name="gr1" draw:text-style-name="P2" xml:id="id5" draw:id="id5" draw:layer="layout" svg:width="9.541cm" svg:height="1.267cm" svg:x="14.941cm" svg:y="0.411cm">
          <text:p text:style-name="P3"><text:span text:style-name="T2">Add Turntable &amp; Came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" draw:text-style-name="P2" xml:id="id13" draw:id="id13" draw:layer="layout" svg:width="7.115cm" svg:height="1.267cm" svg:x="15.779cm" svg:y="9.639cm">
          <text:p text:style-name="P3"><text:span text:style-name="T2">World Domin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" draw:text-style-name="P2" xml:id="id9" draw:id="id9" draw:layer="layout" svg:width="8.322cm" svg:height="1.267cm" svg:x="2.414cm" svg:y="9.102cm">
          <text:p text:style-name="P3"><text:span text:style-name="T2">Localization &amp; Tra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1" draw:style-name="gr5" draw:text-style-name="P2" xml:id="id14" draw:id="id14" draw:layer="layout" svg:width="2.717cm" svg:height="1.345cm" svg:x="11.676cm" svg:y="14.817cm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0" draw:style-name="gr1" draw:text-style-name="P2" xml:id="id10" draw:id="id10" draw:layer="layout" svg:width="5.532cm" svg:height="3.299cm" svg:x="6.925cm" svg:y="13.551cm">
          <text:p text:style-name="P1"><text:span text:style-name="T3">&gt;80% Test Accuracy</text:span></text:p>
          <text:p text:style-name="P1"><text:span text:style-name="T3">- With blur</text:span></text:p>
          <text:p text:style-name="P1"><text:span text:style-name="T3">- And occlusion</text:span></text:p>
          <text:p text:style-name="P1"><text:span text:style-name="T3">- No Prior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5f99" draw:end-color="#397bca" draw:start-intensity="100%" draw:end-intensity="100%" draw:angle="1800" draw:border="0%"/>
    <draw:gradient draw:name="Gradient_20_8" draw:display-name="Gradient 8" draw:style="axial" draw:start-color="#2e5f99" draw:end-color="#397bca" draw:start-intensity="100%" draw:end-intensity="100%" draw:angle="3217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3-04-25">4/25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5T09:50:01.98</dc:date>
    <meta:document-statistic meta:object-count="37"/>
    <meta:generator>LibreOffice/4.0.1.2$Windows_x86 LibreOffice_project/84102822e3d61eb989ddd325abf1ac077904985</meta:generator>
  </office:meta>
</office:document-meta>
</file>